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ilcoxon_Full_Results" table:style-name="ta1">
        <table:table-column table:style-name="co1" table:default-cell-style-name="ce2"/>
        <table:table-column table:style-name="co2" table:number-columns-repeated="4" table:default-cell-style-name="ce1"/>
        <table:table-row table:style-name="ro1">
          <table:table-cell table:style-name="ce1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[1]</text:p>
          </table:table-cell>
          <table:table-cell office:value-type="float" office:value="0.0529232299595273" calcext:value-type="float">
            <text:p>0.052923229959527</text:p>
          </table:table-cell>
          <table:table-cell office:value-type="float" office:value="0.16286517752773" calcext:value-type="float">
            <text:p>0.16286517752773</text:p>
          </table:table-cell>
          <table:table-cell office:value-type="float" office:value="0.767452674130842" calcext:value-type="float">
            <text:p>0.76745267413084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0529232299595273" calcext:value-type="float">
            <text:p>0.052923229959527</text:p>
          </table:table-cell>
          <table:table-cell office:value-type="string" calcext:value-type="string">
            <text:p>[1]</text:p>
          </table:table-cell>
          <table:table-cell office:value-type="float" office:value="0.637409408369659" calcext:value-type="float">
            <text:p>0.637409408369659</text:p>
          </table:table-cell>
          <table:table-cell office:value-type="float" office:value="0.0769245895405619" calcext:value-type="float">
            <text:p>0.07692458954056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16286517752773" calcext:value-type="float">
            <text:p>0.16286517752773</text:p>
          </table:table-cell>
          <table:table-cell office:value-type="float" office:value="0.637409408369659" calcext:value-type="float">
            <text:p>0.637409408369659</text:p>
          </table:table-cell>
          <table:table-cell office:value-type="string" calcext:value-type="string">
            <text:p>[1]</text:p>
          </table:table-cell>
          <table:table-cell office:value-type="float" office:value="0.389655090721142" calcext:value-type="float">
            <text:p>0.389655090721142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767452674130842" calcext:value-type="float">
            <text:p>0.767452674130842</text:p>
          </table:table-cell>
          <table:table-cell office:value-type="float" office:value="0.0769245895405619" calcext:value-type="float">
            <text:p>0.076924589540562</text:p>
          </table:table-cell>
          <table:table-cell office:value-type="float" office:value="0.389655090721142" calcext:value-type="float">
            <text:p>0.389655090721142</text:p>
          </table:table-cell>
          <table:table-cell office:value-type="string" calcext:value-type="string">
            <text:p>[1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2T16:50:25.482443603</dc:date>
    <meta:editing-duration>PT26S</meta:editing-duration>
    <meta:editing-cycles>2</meta:editing-cycles>
    <meta:generator>LibreOffice/6.0.7.3$Linux_X86_64 LibreOffice_project/00m0$Build-3</meta:generator>
    <meta:document-statistic meta:table-count="1" meta:cell-count="24" meta:object-count="0"/>
  </office:meta>
</office:document-meta>
</file>